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ce style:name="Times New Roman1" svg:font-family="'Times New Roman', serif"/>
    <style:font-face style:name="Mononoki Nerd Font" svg:font-family="'Mononoki Nerd Font'"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fo:language="en" fo:country="US"/>
    </style:style>
    <style:style style:name="P2" style:family="paragraph" style:parent-style-name="Footer">
      <style:paragraph-properties fo:text-align="end" style:justify-single-word="false"/>
    </style:style>
    <style:style style:name="P3"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style:font-name="Times New Roman" fo:font-size="14pt" fo:letter-spacing="normal" fo:language="en" fo:country="US" fo:font-style="normal" fo:font-weight="bold" officeooo:rsid="003ea729" officeooo:paragraph-rsid="003ea729" style:font-weight-asian="bold" style:font-weight-complex="bold"/>
    </style:style>
    <style:style style:name="P4"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style:font-name="Times New Roman" fo:font-size="14pt" fo:letter-spacing="normal" fo:language="en" fo:country="US" fo:font-style="normal" fo:font-weight="bold" officeooo:rsid="0017651f" officeooo:paragraph-rsid="0017651f" style:font-weight-asian="bold" style:font-weight-complex="bold"/>
    </style:style>
    <style:style style:name="P5"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style:font-name="Times New Roman" fo:font-size="14pt" fo:letter-spacing="normal" fo:language="en" fo:country="US" fo:font-style="normal" fo:font-weight="normal"/>
    </style:style>
    <style:style style:name="P6"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Times New Roman" fo:font-size="14pt" fo:letter-spacing="normal" fo:language="en" fo:country="US" fo:font-style="normal" fo:font-weight="normal"/>
    </style:style>
    <style:style style:name="P7"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style:font-name="Times New Roman" fo:font-size="11pt" fo:letter-spacing="normal" fo:language="en" fo:country="US" fo:font-style="normal" fo:font-weight="normal" officeooo:paragraph-rsid="0017651f" style:font-size-asian="9.60000038146973pt" style:font-size-complex="11pt"/>
    </style:style>
    <style:style style:name="P8"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style:font-name="Times New Roman" fo:font-size="11pt" fo:letter-spacing="normal" fo:language="en" fo:country="US" fo:font-style="normal" fo:font-weight="normal" officeooo:rsid="0017651f" officeooo:paragraph-rsid="0017651f" style:font-size-asian="9.60000038146973pt" style:font-size-complex="11pt"/>
    </style:style>
    <style:style style:name="P9" style:family="paragraph" style:parent-style-name="Text_20_body">
      <style:paragraph-properties fo:margin-left="0in" fo:margin-right="0in" fo:text-align="center" style:justify-single-word="false" fo:orphans="2" fo:widows="2" fo:text-indent="0in" style:auto-text-indent="false"/>
      <style:text-properties fo:language="en" fo:country="US"/>
    </style:style>
    <style:style style:name="P10" style:family="paragraph" style:parent-style-name="Text_20_body">
      <style:text-properties fo:language="en" fo:country="US" officeooo:paragraph-rsid="002df3d4"/>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Contents_20_2">
      <style:paragraph-properties>
        <style:tab-stops>
          <style:tab-stop style:position="6.7283in" style:type="right" style:leader-style="dotted" style:leader-text="."/>
        </style:tab-stops>
      </style:paragraph-properties>
    </style:style>
    <style:style style:name="P13" style:family="paragraph" style:parent-style-name="Contents_20_3">
      <style:paragraph-properties>
        <style:tab-stops>
          <style:tab-stop style:position="6.5319in" style:type="right" style:leader-style="dotted" style:leader-text="."/>
        </style:tab-stops>
      </style:paragraph-properties>
    </style:style>
    <style:style style:name="P14" style:family="paragraph" style:parent-style-name="Contents_20_Heading">
      <style:paragraph-properties fo:break-before="page"/>
    </style:style>
    <style:style style:name="P15" style:family="paragraph" style:parent-style-name="Heading_20_1">
      <style:text-properties style:font-name="Liberation Sans" fo:font-size="18.2000007629395pt" fo:font-weight="bold" officeooo:rsid="006a5374" officeooo:paragraph-rsid="006a5374" style:font-name-asian="Noto Sans CJK SC" style:font-size-asian="18.2000007629395pt" style:font-weight-asian="bold" style:font-name-complex="Lohit Devanagari" style:font-size-complex="18.2000007629395pt" style:font-weight-complex="bold"/>
    </style:style>
    <style:style style:name="P16" style:family="paragraph" style:parent-style-name="Heading_20_1">
      <style:text-properties officeooo:rsid="00698799" officeooo:paragraph-rsid="00698799"/>
    </style:style>
    <style:style style:name="P17" style:family="paragraph" style:parent-style-name="Heading_20_1">
      <style:paragraph-properties fo:break-before="page"/>
      <style:text-properties fo:language="en" fo:country="US"/>
    </style:style>
    <style:style style:name="P18" style:family="paragraph" style:parent-style-name="Heading_20_1">
      <style:paragraph-properties fo:line-height="100%" fo:break-before="page"/>
      <style:text-properties style:font-name="Liberation Sans" fo:font-size="18.2000007629395pt" fo:language="en" fo:country="US" fo:font-weight="bold" officeooo:rsid="0066074f" officeooo:paragraph-rsid="0066074f" style:font-name-asian="Noto Sans CJK SC" style:font-size-asian="18.2000007629395pt" style:font-weight-asian="bold" style:font-name-complex="Lohit Devanagari" style:font-size-complex="18.2000007629395pt" style:font-weight-complex="bold"/>
    </style:style>
    <style:style style:name="P19" style:family="paragraph" style:parent-style-name="Heading_20_1">
      <style:paragraph-properties fo:break-before="page"/>
      <style:text-properties style:font-name="Liberation Sans" fo:font-size="18.2000007629395pt" fo:font-weight="bold" officeooo:rsid="0067d0ad" officeooo:paragraph-rsid="0067d0ad" style:font-name-asian="Noto Sans CJK SC" style:font-size-asian="18.2000007629395pt" style:font-weight-asian="bold" style:font-name-complex="Lohit Devanagari" style:font-size-complex="18.2000007629395pt" style:font-weight-complex="bold"/>
    </style:style>
    <style:style style:name="P20" style:family="paragraph" style:parent-style-name="Heading_20_1">
      <style:paragraph-properties fo:break-before="page"/>
      <style:text-properties style:font-name="Liberation Sans" officeooo:rsid="003f5749" officeooo:paragraph-rsid="003f5749"/>
    </style:style>
    <style:style style:name="P21" style:family="paragraph" style:parent-style-name="Heading_20_1">
      <style:paragraph-properties fo:break-before="page"/>
      <style:text-properties style:font-name="Liberation Sans" officeooo:rsid="00428833" officeooo:paragraph-rsid="00428833"/>
    </style:style>
    <style:style style:name="P22" style:family="paragraph" style:parent-style-name="Heading_20_2">
      <style:text-properties style:font-name="Liberation Sans" fo:font-size="16.1000003814697pt" fo:language="en" fo:country="US" fo:font-weight="bold" officeooo:rsid="002e047f" officeooo:paragraph-rsid="002df3d4" style:font-name-asian="Noto Sans CJK SC" style:font-size-asian="16.1000003814697pt" style:font-weight-asian="bold" style:font-name-complex="Lohit Devanagari" style:font-size-complex="16.1000003814697pt" style:font-weight-complex="bold"/>
    </style:style>
    <style:style style:name="P23" style:family="paragraph" style:parent-style-name="Heading_20_2">
      <style:paragraph-properties fo:line-height="100%"/>
      <style:text-properties style:font-name="Liberation Sans" fo:font-size="16.1000003814697pt" fo:font-weight="bold" officeooo:rsid="0066074f" officeooo:paragraph-rsid="0066074f" style:font-name-asian="Noto Sans CJK SC" style:font-size-asian="16.1000003814697pt" style:font-weight-asian="bold" style:font-name-complex="Lohit Devanagari" style:font-size-complex="16.1000003814697pt" style:font-weight-complex="bold"/>
    </style:style>
    <style:style style:name="P24" style:family="paragraph" style:parent-style-name="Heading_20_2" style:list-style-name="">
      <style:text-properties officeooo:rsid="0062d00b" officeooo:paragraph-rsid="0062d00b"/>
    </style:style>
    <style:style style:name="P25" style:family="paragraph" style:parent-style-name="Heading_20_2">
      <style:text-properties officeooo:rsid="0066074f" officeooo:paragraph-rsid="0066074f"/>
    </style:style>
    <style:style style:name="P26" style:family="paragraph" style:parent-style-name="Heading_20_2">
      <style:text-properties officeooo:rsid="0067d0ad" officeooo:paragraph-rsid="0067d0ad"/>
    </style:style>
    <style:style style:name="P27" style:family="paragraph" style:parent-style-name="Heading_20_2">
      <style:text-properties officeooo:rsid="006889fe" officeooo:paragraph-rsid="006889fe"/>
    </style:style>
    <style:style style:name="P28" style:family="paragraph" style:parent-style-name="Heading_20_3">
      <style:text-properties officeooo:rsid="0066074f" officeooo:paragraph-rsid="0066074f"/>
    </style:style>
    <style:style style:name="P29" style:family="paragraph" style:parent-style-name="Heading_20_3">
      <style:paragraph-properties fo:line-height="100%"/>
      <style:text-properties style:font-name="Liberation Serif" officeooo:rsid="0062d00b" officeooo:paragraph-rsid="0067d0ad"/>
    </style:style>
    <style:style style:name="P30" style:family="paragraph" style:parent-style-name="Text_20_body" style:master-page-name="First_20_Page">
      <style:paragraph-properties fo:text-align="center" style:justify-single-word="false" style:page-number="auto"/>
      <style:text-properties fo:font-variant="normal" fo:text-transform="none" fo:color="#000000" style:font-name="Times New Roman" fo:font-size="14pt" fo:letter-spacing="normal" fo:language="en" fo:country="US" fo:font-style="normal" fo:font-weight="normal"/>
    </style:style>
    <style:style style:name="P31" style:family="paragraph" style:parent-style-name="Text_20_body">
      <style:text-properties style:font-name="Liberation Serif" fo:language="en" fo:country="US" officeooo:rsid="0066074f" officeooo:paragraph-rsid="0066074f"/>
    </style:style>
    <style:style style:name="P32" style:family="paragraph" style:parent-style-name="Text_20_body">
      <style:paragraph-properties fo:line-height="100%"/>
      <style:text-properties style:font-name="Liberation Serif" officeooo:rsid="0062d00b" officeooo:paragraph-rsid="005df8fd"/>
    </style:style>
    <style:style style:name="P33" style:family="paragraph" style:parent-style-name="Text_20_body">
      <style:text-properties style:font-name="Liberation Sans"/>
    </style:style>
    <style:style style:name="P34" style:family="paragraph" style:parent-style-name="Text_20_body">
      <style:text-properties style:font-name="Liberation Sans" officeooo:paragraph-rsid="0066074f"/>
    </style:style>
    <style:style style:name="P35" style:family="paragraph" style:parent-style-name="Text_20_body">
      <style:paragraph-properties fo:line-height="100%"/>
      <style:text-properties style:font-name="Liberation Sans" officeooo:rsid="0062d00b" officeooo:paragraph-rsid="005df8fd"/>
    </style:style>
    <style:style style:name="P36" style:family="paragraph" style:parent-style-name="Text_20_body">
      <style:text-properties style:font-name="Liberation Sans" officeooo:rsid="006889fe" officeooo:paragraph-rsid="006889fe"/>
    </style:style>
    <style:style style:name="P37" style:family="paragraph" style:parent-style-name="Text_20_body">
      <style:text-properties style:font-name="Liberation Sans" officeooo:rsid="006a5374" officeooo:paragraph-rsid="006a5374"/>
    </style:style>
    <style:style style:name="P38" style:family="paragraph" style:parent-style-name="Text_20_body" style:list-style-name="L1">
      <style:text-properties style:font-name="Liberation Sans" fo:font-weight="bold" officeooo:rsid="006a5374" officeooo:paragraph-rsid="006a5374" style:font-weight-asian="bold" style:font-weight-complex="bold"/>
    </style:style>
    <style:style style:name="P39" style:family="paragraph" style:parent-style-name="Text_20_body">
      <style:text-properties style:font-name="Liberation Sans" officeooo:rsid="0062ddd5" officeooo:paragraph-rsid="006a6a2d"/>
    </style:style>
    <style:style style:name="P40" style:family="paragraph" style:parent-style-name="Text_20_body">
      <style:paragraph-properties fo:text-align="start" style:justify-single-word="false"/>
      <style:text-properties style:font-name="Liberation Sans" officeooo:rsid="006a6a2d" officeooo:paragraph-rsid="006a6a2d"/>
    </style:style>
    <style:style style:name="P41" style:family="paragraph" style:parent-style-name="Text_20_body">
      <style:paragraph-properties fo:text-align="start" style:justify-single-word="false"/>
      <style:text-properties style:font-name="Liberation Sans" officeooo:rsid="006a7976" officeooo:paragraph-rsid="006a7976"/>
    </style:style>
    <style:style style:name="P42" style:family="paragraph" style:parent-style-name="Text_20_body">
      <style:text-properties style:font-name="Liberation Sans" officeooo:rsid="006a7976" officeooo:paragraph-rsid="006a7976"/>
    </style:style>
    <style:style style:name="P43" style:family="paragraph" style:parent-style-name="Text_20_body">
      <style:text-properties officeooo:paragraph-rsid="006889fe"/>
    </style:style>
    <style:style style:name="P44" style:family="paragraph" style:parent-style-name="Text_20_body">
      <style:text-properties officeooo:paragraph-rsid="00698799"/>
    </style:style>
    <style:style style:name="P45" style:family="paragraph" style:parent-style-name="Text_20_body">
      <style:paragraph-properties fo:text-align="center" style:justify-single-word="false"/>
      <style:text-properties style:font-name="Mononoki Nerd Font" officeooo:rsid="006a6a2d" officeooo:paragraph-rsid="006a6a2d"/>
    </style:style>
    <style:style style:name="P46" style:family="paragraph" style:parent-style-name="Text_20_body">
      <style:paragraph-properties fo:text-align="center" style:justify-single-word="false"/>
      <style:text-properties style:font-name="Mononoki Nerd Font" officeooo:rsid="006a7976" officeooo:paragraph-rsid="006a7976"/>
    </style:style>
    <style:style style:name="P47" style:family="paragraph" style:parent-style-name="Text_20_body">
      <style:paragraph-properties fo:text-align="center" style:justify-single-word="false"/>
      <style:text-properties officeooo:paragraph-rsid="006a6a2d"/>
    </style:style>
    <style:style style:name="P48" style:family="paragraph" style:parent-style-name="Text_20_body">
      <style:paragraph-properties fo:text-align="center" style:justify-single-word="false"/>
      <style:text-properties officeooo:paragraph-rsid="006a7976"/>
    </style:style>
    <style:style style:name="P49" style:family="paragraph" style:parent-style-name="Text_20_body">
      <style:text-properties officeooo:paragraph-rsid="006a5374"/>
    </style:style>
    <style:style style:name="P50" style:family="paragraph" style:parent-style-name="Text_20_body" style:list-style-name="L1">
      <style:text-properties officeooo:paragraph-rsid="006a5374"/>
    </style:style>
    <style:style style:name="P51" style:family="paragraph" style:parent-style-name="Text_20_body">
      <style:paragraph-properties fo:text-align="center" style:justify-single-word="false"/>
      <style:text-properties officeooo:rsid="006a6a2d" officeooo:paragraph-rsid="006a6a2d"/>
    </style:style>
    <style:style style:name="P52" style:family="paragraph" style:parent-style-name="Text_20_body">
      <style:text-properties officeooo:paragraph-rsid="003f5749"/>
    </style:style>
    <style:style style:name="P53"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style:font-name="Times New Roman" fo:font-size="14pt" fo:letter-spacing="normal" fo:language="en" fo:country="US" fo:font-style="normal" fo:font-weight="bold" officeooo:rsid="0066074f" officeooo:paragraph-rsid="0066074f" style:font-weight-asian="bold" style:font-weight-complex="bold"/>
    </style:style>
    <style:style style:name="P54" style:family="paragraph" style:parent-style-name="Text_20_body">
      <style:paragraph-properties fo:margin-top="0in" fo:margin-bottom="0in" loext:contextual-spacing="false"/>
    </style:style>
    <style:style style:name="P55" style:family="paragraph" style:parent-style-name="Text_20_body">
      <style:paragraph-properties fo:margin-top="0in" fo:margin-bottom="0in" loext:contextual-spacing="false"/>
      <style:text-properties style:font-name="Liberation Sans" fo:font-size="12pt" officeooo:rsid="00410cc8"/>
    </style:style>
    <style:style style:name="P56" style:family="paragraph" style:parent-style-name="Text_20_body">
      <style:paragraph-properties fo:margin-left="0.3937in" fo:margin-right="0in" fo:text-indent="-0.3937in" style:auto-text-indent="false"/>
    </style:style>
    <style:style style:name="T1" style:family="text">
      <style:text-properties fo:font-variant="normal" fo:text-transform="none" fo:color="#000000" style:font-name="Times New Roman" fo:font-size="14pt" fo:letter-spacing="normal" fo:font-style="normal" fo:font-weight="normal"/>
    </style:style>
    <style:style style:name="T2" style:family="text">
      <style:text-properties fo:font-variant="normal" fo:text-transform="none" fo:color="#000000" style:font-name="Times New Roman" fo:font-size="14pt" fo:letter-spacing="normal" fo:font-style="normal" fo:font-weight="normal" officeooo:rsid="00277d5b"/>
    </style:style>
    <style:style style:name="T3" style:family="text">
      <style:text-properties officeooo:rsid="003ea729"/>
    </style:style>
    <style:style style:name="T4" style:family="text">
      <style:text-properties style:font-name="Liberation Sans"/>
    </style:style>
    <style:style style:name="T5" style:family="text">
      <style:text-properties style:font-name="Liberation Sans" officeooo:rsid="006889fe"/>
    </style:style>
    <style:style style:name="T6" style:family="text">
      <style:text-properties style:font-name="Liberation Sans" fo:font-style="normal" officeooo:rsid="00698799" style:font-style-asian="normal" style:font-style-complex="normal"/>
    </style:style>
    <style:style style:name="T7" style:family="text">
      <style:text-properties style:font-name="Liberation Sans" officeooo:rsid="00698799"/>
    </style:style>
    <style:style style:name="T8" style:family="text">
      <style:text-properties style:font-name="Liberation Sans" fo:font-weight="normal" officeooo:rsid="006a5374" style:font-weight-asian="normal" style:font-weight-complex="normal"/>
    </style:style>
    <style:style style:name="T9" style:family="text">
      <style:text-properties style:font-name="Liberation Sans" fo:font-weight="bold" officeooo:rsid="006a5374" style:font-weight-asian="bold" style:font-weight-complex="bold"/>
    </style:style>
    <style:style style:name="T10" style:family="text">
      <style:text-properties style:font-name="Liberation Sans" fo:font-size="12pt"/>
    </style:style>
    <style:style style:name="T11" style:family="text">
      <style:text-properties style:font-name="Liberation Sans" fo:font-size="12pt" officeooo:rsid="00410cc8"/>
    </style:style>
    <style:style style:name="T12" style:family="text">
      <style:text-properties style:font-name="Liberation Sans" fo:font-size="12pt" fo:font-style="italic"/>
    </style:style>
    <style:style style:name="T13" style:family="text">
      <style:text-properties style:font-name="Liberation Sans" fo:font-size="12pt" officeooo:rsid="006a7eaf"/>
    </style:style>
    <style:style style:name="T14" style:family="text">
      <style:text-properties style:font-name="Liberation Sans" fo:font-size="12pt" officeooo:rsid="00634720"/>
    </style:style>
    <style:style style:name="T15" style:family="text">
      <style:text-properties style:font-name="Mononoki Nerd Font"/>
    </style:style>
    <style:style style:name="T16" style:family="text">
      <style:text-properties style:font-name="Mononoki Nerd Font" fo:font-style="italic" style:font-style-asian="italic" style:font-style-complex="italic"/>
    </style:style>
    <style:style style:name="T17" style:family="text">
      <style:text-properties style:font-name="Mononoki Nerd Font" fo:font-style="normal" style:font-style-asian="normal" style:font-style-complex="normal"/>
    </style:style>
    <style:style style:name="T18" style:family="text">
      <style:text-properties style:font-name="Mononoki Nerd Font" fo:font-style="normal" officeooo:rsid="00698799" style:font-style-asian="normal" style:font-style-complex="normal"/>
    </style:style>
    <style:style style:name="T19" style:family="text">
      <style:text-properties style:font-name="Mononoki Nerd Font" officeooo:rsid="006889fe"/>
    </style:style>
    <style:style style:name="T20" style:family="text">
      <style:text-properties style:font-name="Mononoki Nerd Font" officeooo:rsid="00698799"/>
    </style:style>
    <style:style style:name="T21" style:family="text">
      <style:text-properties style:font-name="Mononoki Nerd Font" officeooo:rsid="0062ddd5"/>
    </style:style>
    <style:style style:name="T22" style:family="text">
      <style:text-properties style:font-name="Mononoki Nerd Font" officeooo:rsid="006a6a2d"/>
    </style:style>
    <style:style style:name="T23" style:family="text">
      <style:text-properties style:font-name="Mononoki Nerd Font" officeooo:rsid="006a7976"/>
    </style:style>
    <style:style style:name="T24" style:family="text">
      <style:text-properties fo:font-style="normal" style:font-style-asian="normal" style:font-style-complex="normal"/>
    </style:style>
    <style:style style:name="T25" style:family="text">
      <style:text-properties officeooo:rsid="006a5374"/>
    </style:style>
    <style:style style:name="T26" style:family="text">
      <style:text-properties officeooo:rsid="0062ddd5"/>
    </style:style>
    <style:style style:name="T27" style:family="text">
      <style:text-properties fo:font-size="12pt"/>
    </style:style>
    <style:style style:name="T28" style:family="text">
      <style:text-properties fo:font-size="12pt" officeooo:rsid="00410cc8"/>
    </style:style>
    <style:style style:name="T29" style:family="text">
      <style:text-properties fo:font-size="12pt" fo:font-style="italic"/>
    </style:style>
    <style:style style:name="T30" style:family="text">
      <style:text-properties fo:font-size="12pt" officeooo:rsid="00634720"/>
    </style:style>
    <style:style style:name="T31" style:family="text">
      <style:text-properties officeooo:rsid="006a6a2d"/>
    </style:style>
    <style:style style:name="T32" style:family="text">
      <style:text-properties officeooo:rsid="006a7eaf"/>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P30"/>
      <text:p text:style-name="P3"/>
      <text:p text:style-name="P3"/>
      <text:p text:style-name="P3"/>
      <text:p text:style-name="P3"/>
      <text:p text:style-name="P3"/>
      <text:p text:style-name="P3"/>
      <text:p text:style-name="P3"/>
      <text:p text:style-name="P3"/>
      <text:p text:style-name="P3"/>
      <text:p text:style-name="P3"/>
      <text:p text:style-name="P53">Kernel loading utilizing TFTP protocol and NFS</text:p>
      <text:p text:style-name="P4">Aut<text:span text:style-name="T3">h</text:span>or:</text:p>
      <text:p text:style-name="P8">Armando Emmanuel Correa Amorelli</text:p>
      <text:p text:style-name="P7"/>
      <text:p text:style-name="P9"><text:span text:style-name="T2">Zapopan</text:span><text:span text:style-name="T1">, Jalisco, </text:span><text:span text:style-name="T1"><text:date style:data-style-name="N76" text:date-value="2023-05-07T09:36:12.380289039" text:fixed="true" text:date-adjust="PT816H00M00S">June 10, 2023</text:date></text:span></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Table of Contents</text:p>
          </text:index-title>
          <text:p text:style-name="P11"><text:a xlink:type="simple" xlink:href="#__RefHeading___Toc150_3818778740" text:style-name="Index_20_Link" text:visited-style-name="Index_20_Link">Introduction<text:tab/>3</text:a></text:p>
          <text:p text:style-name="P12"><text:a xlink:type="simple" xlink:href="#__RefHeading___Toc182_3818778740" text:style-name="Index_20_Link" text:visited-style-name="Index_20_Link">Objective<text:tab/>3</text:a></text:p>
          <text:p text:style-name="P11"><text:a xlink:type="simple" xlink:href="#__RefHeading___Toc184_3818778740" text:style-name="Index_20_Link" text:visited-style-name="Index_20_Link">TFTP &amp; NFS<text:tab/>4</text:a></text:p>
          <text:p text:style-name="P12"><text:a xlink:type="simple" xlink:href="#__RefHeading___Toc453_1249145776" text:style-name="Index_20_Link" text:visited-style-name="Index_20_Link">Trivial File Transfer Protocol (TFTP)<text:tab/>4</text:a></text:p>
          <text:p text:style-name="P13"><text:a xlink:type="simple" xlink:href="#__RefHeading___Toc576_874439112" text:style-name="Index_20_Link" text:visited-style-name="Index_20_Link">Usage:<text:tab/>4</text:a></text:p>
          <text:p text:style-name="P13"><text:a xlink:type="simple" xlink:href="#__RefHeading___Toc578_874439112" text:style-name="Index_20_Link" text:visited-style-name="Index_20_Link">Functionality:<text:tab/>4</text:a></text:p>
          <text:p text:style-name="P12"><text:a xlink:type="simple" xlink:href="#__RefHeading___Toc580_874439112" text:style-name="Index_20_Link" text:visited-style-name="Index_20_Link">Network File System (NFS)<text:tab/>4</text:a></text:p>
          <text:p text:style-name="P13"><text:a xlink:type="simple" xlink:href="#__RefHeading___Toc582_874439112" text:style-name="Index_20_Link" text:visited-style-name="Index_20_Link">Usage:<text:tab/>4</text:a></text:p>
          <text:p text:style-name="P13"><text:a xlink:type="simple" xlink:href="#__RefHeading___Toc584_874439112" text:style-name="Index_20_Link" text:visited-style-name="Index_20_Link">Functionality:<text:tab/>4</text:a></text:p>
          <text:p text:style-name="P11"><text:a xlink:type="simple" xlink:href="#__RefHeading___Toc467_1249145776" text:style-name="Index_20_Link" text:visited-style-name="Index_20_Link">Setting up the servers<text:tab/>5</text:a></text:p>
          <text:p text:style-name="P12"><text:a xlink:type="simple" xlink:href="#__RefHeading___Toc660_874439112" text:style-name="Index_20_Link" text:visited-style-name="Index_20_Link">TFTP<text:tab/>5</text:a></text:p>
          <text:p text:style-name="P12"><text:a xlink:type="simple" xlink:href="#__RefHeading___Toc662_874439112" text:style-name="Index_20_Link" text:visited-style-name="Index_20_Link">NFS<text:tab/>5</text:a></text:p>
          <text:p text:style-name="P11"><text:a xlink:type="simple" xlink:href="#__RefHeading___Toc664_874439112" text:style-name="Index_20_Link" text:visited-style-name="Index_20_Link">Setting up the BBB<text:tab/>5</text:a></text:p>
          <text:p text:style-name="P11"><text:a xlink:type="simple" xlink:href="#__RefHeading___Toc469_1249145776" text:style-name="Index_20_Link" text:visited-style-name="Index_20_Link">Kernel Loading and booting<text:tab/>6</text:a></text:p>
          <text:p text:style-name="P11"><text:a xlink:type="simple" xlink:href="#__RefHeading___Toc252_3818778740" text:style-name="Index_20_Link" text:visited-style-name="Index_20_Link">Conclusions<text:tab/>7</text:a></text:p>
          <text:p text:style-name="P11"><text:a xlink:type="simple" xlink:href="#__RefHeading___Toc700_4291024320" text:style-name="Index_20_Link" text:visited-style-name="Index_20_Link">Bibliography<text:tab/>8</text:a></text:p>
        </text:index-body>
      </text:table-of-content>
      <text:p text:style-name="P6"/>
      <text:h text:style-name="P17" text:outline-level="1"><text:bookmark-start text:name="__RefHeading___Toc150_3818778740"/>Introduction<text:bookmark-end text:name="__RefHeading___Toc150_3818778740"/></text:h>
      <text:p text:style-name="Text_20_body">An alternative way to boot a development board is through a network interface. This will be useful during the development stage of a project as it allows for the flexibility to develop applications or modifications to a Linux kernel more quickly and efficiently.</text:p>
      <text:h text:style-name="P22" text:outline-level="2"><text:bookmark-start text:name="__RefHeading___Toc182_3818778740"/>Objective<text:bookmark-end text:name="__RefHeading___Toc182_3818778740"/></text:h>
      <text:p text:style-name="P31">Configure a NFS and TFTP server to load a kernel to the beagle bone black</text:p>
      <text:p text:style-name="P10"/>
      <text:h text:style-name="P18" text:outline-level="1"><text:bookmark-start text:name="__RefHeading___Toc184_3818778740"/>TFTP &amp; NFS<text:bookmark-end text:name="__RefHeading___Toc184_3818778740"/></text:h>
      <text:h text:style-name="P23" text:outline-level="2"><text:bookmark-start text:name="__RefHeading___Toc453_1249145776"/>Trivial File Transfer Protocol (TFTP)<text:bookmark-end text:name="__RefHeading___Toc453_1249145776"/></text:h>
      <text:h text:style-name="P28" text:outline-level="3"><text:bookmark-start text:name="__RefHeading___Toc576_874439112"/>Usage:<text:bookmark-end text:name="__RefHeading___Toc576_874439112"/></text:h>
      <text:p text:style-name="P33">TFTP is a simple file transfer protocol that allows for transferring files between a client and a server. It is commonly used in scenarios where simplicity and minimal overhead are more important than advanced features.</text:p>
      <text:h text:style-name="Heading_20_3" text:outline-level="3"><text:bookmark-start text:name="__RefHeading___Toc578_874439112"/><text:span text:style-name="T4">Functionality</text:span>:<text:bookmark-end text:name="__RefHeading___Toc578_874439112"/></text:h>
      <text:p text:style-name="P34">TFTP operates on top of UDP (User Datagram Protocol) and uses port number 69. It supports basic read and write operations but does not provide authentication or encryption. TFTP is often used in network booting scenarios, where a client downloads a boot file from a TFTP server to initiate the boot process. It is also used for firmware upgrades, configuration file transfers, and other scenarios where small file transfers are required.</text:p>
      <text:p text:style-name="P32"/>
      <text:h text:style-name="P25" text:outline-level="2"><text:bookmark-start text:name="__RefHeading___Toc580_874439112"/>Network File System (NFS)<text:bookmark-end text:name="__RefHeading___Toc580_874439112"/></text:h>
      <text:h text:style-name="P28" text:outline-level="3"><text:bookmark-start text:name="__RefHeading___Toc582_874439112"/>Usage:<text:bookmark-end text:name="__RefHeading___Toc582_874439112"/></text:h>
      <text:p text:style-name="P35">NFS is a distributed file system protocol that allows clients to access files and directories on remote servers as if they were local. It provides a transparent and efficient way to share files across a network.</text:p>
      <text:h text:style-name="P29" text:outline-level="3"><text:bookmark-start text:name="__RefHeading___Toc584_874439112"/><text:span text:style-name="T4">Functionality</text:span>:<text:bookmark-end text:name="__RefHeading___Toc584_874439112"/></text:h>
      <text:p text:style-name="P35">NFS operates over IP networks and allows clients to mount remote file systems over a network. It supports features such as file and directory access, file locking, and file attribute retrieval. NFS uses RPC (Remote Procedure Call) for communication between the client and the server. It provides file sharing among heterogeneous systems, allowing clients to access files on servers running different operating systems.</text:p>
      <text:p text:style-name="P32"/>
      <text:h text:style-name="P24" text:outline-level="2"/>
      <text:h text:style-name="P19" text:outline-level="1"><text:bookmark-start text:name="__RefHeading___Toc467_1249145776"/>Setting up the servers<text:bookmark-end text:name="__RefHeading___Toc467_1249145776"/></text:h>
      <text:h text:style-name="P26" text:outline-level="2"><text:bookmark-start text:name="__RefHeading___Toc660_874439112"/>TFTP<text:bookmark-end text:name="__RefHeading___Toc660_874439112"/></text:h>
      <text:p text:style-name="P36">We need to install the <text:span text:style-name="T15">tftpd-hpa</text:span> package from the apt repositories into our dev machine. After the installation, we need to check the content of the file located at <text:span text:style-name="T15">/</text:span><text:span text:style-name="T17">etc</text:span><text:span text:style-name="T16">/</text:span><text:span text:style-name="T17">default/tftpd-hpa </text:span><text:span text:style-name="T24">this is a default configuration file that specify the username, address, options and directory from where the client (BBB) would get the files. </text:span></text:p>
      <text:p text:style-name="P36"><text:span text:style-name="T24">Once we check this, we need to make sure that the directory that points to really exists.<text:line-break/>Lastly, we need to restart the service in case </text:span></text:p>
      <text:h text:style-name="P27" text:outline-level="2"><text:bookmark-start text:name="__RefHeading___Toc662_874439112"/>NFS<text:bookmark-end text:name="__RefHeading___Toc662_874439112"/></text:h>
      <text:p text:style-name="P43"><text:span text:style-name="T5">We need to install the </text:span><text:span text:style-name="T19">nfs-kernel-server</text:span><text:span text:style-name="T5"> package from the apt repositories into our dev machine. </text:span><text:span text:style-name="T7">Then edit </text:span><text:span text:style-name="T20">/</text:span><text:span text:style-name="T18">etc/exports</text:span><text:span text:style-name="T6"> (as root) and add the following line </text:span><text:span text:style-name="T18">/home/armando/diplomado/modulo3/nfsroot 192.168.0.100(rw,no_root_squash,no_subtree_check) </text:span></text:p>
      <text:p text:style-name="P44"><text:span text:style-name="T6">Lastly you need to restart the NFS server</text:span></text:p>
      <text:h text:style-name="P16" text:outline-level="1"><text:bookmark-start text:name="__RefHeading___Toc664_874439112"/>Setting up the BBB<text:bookmark-end text:name="__RefHeading___Toc664_874439112"/></text:h>
      <text:p text:style-name="P37">Utilizing the U-Boot console, we’re going to set up the IP address for the server, and the board. Also, we need to specify their MAC addresses and the network interface to be used.</text:p>
      <text:p text:style-name="P37">For doing all this we need to save these values to each of the following variables utilizing the setenv command, and lastly the saveenv to make it persistent.</text:p>
      <text:list xml:id="list2317011890" text:style-name="L1">
        <text:list-item>
          <text:p text:style-name="P38">ipaddr</text:p>
        </text:list-item>
        <text:list-item>
          <text:p text:style-name="P38">serverip</text:p>
        </text:list-item>
        <text:list-item>
          <text:p text:style-name="P38">ethprime</text:p>
        </text:list-item>
        <text:list-item>
          <text:p text:style-name="P38">usbnet_devaddr</text:p>
        </text:list-item>
        <text:list-item>
          <text:p text:style-name="P50"><text:span text:style-name="T9">usbnet_hostaddr</text:span></text:p>
        </text:list-item>
      </text:list>
      <text:p text:style-name="P49"><text:span text:style-name="T8"/></text:p>
      <text:p text:style-name="P49"><text:span text:style-name="T8"/></text:p>
      <text:p text:style-name="P49"><text:soft-page-break/><text:span text:style-name="T8">All this is to prepare and be able to utilize the TFTP protocol, for NFS, we need to set the bootargs as shown bellow: <text:line-break/>setenv bootargs root=/dev/nfs rw ip=192.168.0.100:::::usb0 console=ttyS0,115200n8</text:span></text:p>
      <text:p text:style-name="P49"><text:span text:style-name="T8">g_ether.dev_addr=f8:dc:7a:00:00:02 g_ether.host_addr=f8:dc:7a:00:00:01</text:span></text:p>
      <text:p text:style-name="P49"><text:span text:style-name="T8">nfsroot=192.168.0.1:/home/armando/diplomado/modulo3/nfsroot,nfsvers=3,tcp</text:span></text:p>
      <text:h text:style-name="P15" text:outline-level="1"><text:bookmark-start text:name="__RefHeading___Toc469_1249145776"/>Kernel Loading and booting<text:bookmark-end text:name="__RefHeading___Toc469_1249145776"/></text:h>
      <text:p text:style-name="P39">To <text:span text:style-name="T25">load the kernel, we need first place the needed files at the directory pointed by our TFTP server. Then we run the </text:span><text:span text:style-name="T31">TFTP command within the U-Boot terminal.</text:span><text:line-break/>For this we used the following commands</text:p>
      <text:p text:style-name="P47"><text:span text:style-name="T21">tftp 0x8</text:span><text:span text:style-name="T22">1</text:span><text:span text:style-name="T21">000000 </text:span><text:span text:style-name="T22">zimage</text:span></text:p>
      <text:p text:style-name="P51"><text:span text:style-name="T21">t</text:span><text:span text:style-name="T15">ftp 0x82000000 am335x-boneblack.dtb</text:span></text:p>
      <text:p text:style-name="P40">To make sure that this worked we can now run the bootz comand to boot with the kernel that we download to the BBB</text:p>
      <text:p text:style-name="P45">bootz <text:s/><text:span text:style-name="T26">0x8</text:span>1<text:span text:style-name="T26">000000 - </text:span>0x82000000</text:p>
      <text:p text:style-name="P40">Once it boot we should also be able to look through the file system that we shared with NFS.</text:p>
      <text:p text:style-name="P41">To make all this automatic and persistent, we can save it as environment command and call it at boot doing the following:</text:p>
      <text:p text:style-name="P48"><text:span text:style-name="T23">setenv tftp_custom “</text:span><text:span text:style-name="T21">tftp 0x8</text:span><text:span text:style-name="T22">1</text:span><text:span text:style-name="T21">000000 </text:span><text:span text:style-name="T22">zimage</text:span><text:span text:style-name="T23">; </text:span><text:span text:style-name="T21">t</text:span><text:span text:style-name="T22">ftp 0x82000000 am335x-boneblack.dtb</text:span><text:span text:style-name="T23">; bootz 0x81000000 – 0x82000000;”</text:span></text:p>
      <text:p text:style-name="P46">setenv bootcmd “run tftp_custom; run findfdt; run</text:p>
      <text:p text:style-name="P46">init_console; run finduuid; run distro_bootcmd”</text:p>
      <text:p text:style-name="P46">saveenv</text:p>
      <text:h text:style-name="P20" text:outline-level="1"><text:bookmark-start text:name="__RefHeading___Toc252_3818778740"/>Conclusions<text:bookmark-end text:name="__RefHeading___Toc252_3818778740"/></text:h>
      <text:p text:style-name="P42">TFTP and NFS protocols are something handy because they allow us to make real-time changes to files that can be used by multiple clients connected to our network. Also, we can keep the kernel update more manageable by using the TFTP and loading it at each boot instead of having it persistent on our board.</text:p>
      <text:h text:style-name="P21" text:outline-level="1"><text:bookmark-start text:name="__RefHeading___Toc700_4291024320"/>Bibliography<text:bookmark-end text:name="__RefHeading___Toc700_4291024320"/></text:h>
      <text:p text:style-name="P52"><text:span text:style-name="T11">[1]</text:span><text:span text:style-name="T4">“</text:span><text:span text:style-name="T10">The U-Boot Documentation — Das U-Boot unknown version documentation,” </text:span><text:span text:style-name="T12">u-boot.readthedocs.io</text:span><text:span text:style-name="T10">. https://u-boot.readthedocs.io/en/latest/ (accessed </text:span><text:span text:style-name="T13">Jun</text:span><text:span text:style-name="T10"> </text:span><text:span text:style-name="T13">10</text:span><text:span text:style-name="T10">, 2023).</text:span></text:p>
      <text:p text:style-name="P54">[<text:span text:style-name="T32">2</text:span>] B. Mitchell, “Definition of trivial file transfer protocol (TFTP),” Lifewire, https://www.lifewire.com/definition-of-tftp-817576 (accessed Jun. 10, 2023). </text:p>
      <text:p text:style-name="P56">[<text:span text:style-name="T32">3</text:span>] JasonGerend, “Network File System Overview,” Microsoft Learn, https://learn.microsoft.com/en-us/windows-server/storage/nfs/nfs-overview (accessed Jun. 10, 2023). </text:p>
      <text:p text:style-name="P56">[<text:span text:style-name="T32">4</text:span>] T. Haynes and D. Noveck, “Network File System (NFS) version 4 protocol,” RFC Editor, https://www.rfc-editor.org/rfc/rfc7530.html (accessed Jun. 10, 2023). </text:p>
      <text:p text:style-name="P56">[<text:span text:style-name="T32">5</text:span>] k Sollins, “THE TFTP PROTOCOL (REVISION 2),” RFC1350, https://www.rfc-editor.org/rfc/inline-errata/rfc1350.html (accessed Jun. 10, 2023). </text:p>
      <text:p text:style-name="P54"/>
      <text:p text:style-name="P5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ce style:name="Times New Roman1" svg:font-family="'Times New Roman', serif"/>
    <style:font-face style:name="Mononoki Nerd Font" svg:font-family="'Mononoki Nerd Font'"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igura" style:family="paragraph" style:parent-style-name="Caption"/>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order="none" fo:padding="0.0201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page-number text:select-page="current">8</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07T09:36:13.243143415</meta:creation-date>
    <meta:editing-duration>PT1H10M49S</meta:editing-duration>
    <meta:editing-cycles>21</meta:editing-cycles>
    <meta:generator>LibreOffice/6.4.7.2$Linux_X86_64 LibreOffice_project/40$Build-2</meta:generator>
    <dc:date>2023-06-10T22:23:26.850866061</dc:date>
    <meta:document-statistic meta:table-count="0" meta:image-count="0" meta:object-count="0" meta:page-count="8" meta:paragraph-count="75" meta:word-count="853" meta:character-count="5661" meta:non-whitespace-character-count="4877"/>
    <meta:template xlink:type="simple" xlink:actuate="onRequest" xlink:title="SCA_T2-1_correa" xlink:href="../../../Templates/SCA_T2-1_correa.ott" meta:date="2023-05-07T09:36:12.379985834"/>
  </office:meta>
</office:document-meta>
</file>